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c91" officeooo:paragraph-rsid="0002ec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start</text:p>
      <text:p text:style-name="P1">create a folder project</text:p>
      <text:p text:style-name="P1">Inside project, create project using <text:span text:style-name="T1">django-admin startproject project</text:span></text:p>
      <text:p text:style-name="P1">now, inside project, create virtual environment <text:span text:style-name="T1">python3 -m venv env</text:span></text:p>
      <text:p text:style-name="P1"><text:span text:style-name="T2">now,inside project, create app named app_new</text:span><text:span text:style-name="T1"> python3 manage.py startapp app_new</text:span></text:p>
      <text:p text:style-name="P1"><text:span text:style-name="T2">now activate virtual folder in project folder source </text:span><text:span text:style-name="T1">env/bin/activate</text:span></text:p>
      <text:p text:style-name="P1"><text:span text:style-name="T2">now go back to app_new folder and run</text:span><text:span text:style-name="T1"> python manage.py runserver</text:span></text:p>
      <text:p text:style-name="P1"><text:span text:style-name="T1">project will run</text:span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4:23:34.757649719</meta:creation-date>
    <dc:date>2021-12-14T14:28:23.669269066</dc:date>
    <meta:editing-duration>PT4M49S</meta:editing-duration>
    <meta:editing-cycles>1</meta:editing-cycles>
    <meta:document-statistic meta:table-count="0" meta:image-count="0" meta:object-count="0" meta:page-count="1" meta:paragraph-count="8" meta:word-count="57" meta:character-count="401" meta:non-whitespace-character-count="352"/>
    <meta:generator>LibreOffice/7.1.7.2$Linux_X86_64 LibreOffice_project/10$Build-2</meta:generator>
  </office:meta>
</office:document-meta>
</file>